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style:use-window-font-color="true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uncionalidad: Análisis de componentes principales.</text:p>
      <text:p text:style-name="P1">Proyecto: extRemoteSensing.</text:p>
      <text:p text:style-name="P2"/>
      <text:p text:style-name="P2"/>
      <text:p text:style-name="P2">Requisitos:</text:p>
      <text:p text:style-name="P3"><text:span text:style-name="T1"/></text:p>
      <text:list text:style-name="L1">
        <text:list-item>
          <text:p text:style-name="P4">La herramienta permitirá obtener un raster de salida basado en el análisis de componentes principales.</text:p>
        </text:list-item>
        <text:list-item>
          <text:p text:style-name="P4">El usuario podrá elegir a transformar de entre los que hay cargados en la vista.</text:p>
        </text:list-item>
        <text:list-item>
          <text:p text:style-name="P4">Podrán seleccionarse las bandas del raster que intervendrán en el cálculo de componentes principales.</text:p>
        </text:list-item>
        <text:list-item>
          <text:p text:style-name="P4">Podrán seleccionarse los componentes calculados que formarán para del raster resultado.</text:p>
        </text:list-item>
        <text:list-item>
          <text:p text:style-name="P4">Se podrán exportar los datos estadísticos generados en el cálculo de componentes principales: matriz de covarianza y matriz de autovectores.</text:p>
        </text:list-item>
        <text:list-item>
          <text:p text:style-name="P4">El resultado será cargado como una nueva capa, pudiendo hacer corresponder esta con un fichero en disco (en este caso se podrá indicar la ruta). </text:p>
          <text:p text:style-name="P4"/>
        </text:list-item>
      </text:list>
      <text:p text:style-name="P2">Algoritmos a implementar:</text:p>
      <text:p text:style-name="P2"/>
      <text:p text:style-name="P2">Diseño:</text:p>
      <text:p text:style-name="P2"/>
      <text:p text:style-name="P2">Implementación:</text:p>
      <text:p text:style-name="P3"/>
      <text:p text:style-name="P3">- El raster resultante es siempre de tipo <text:span text:style-name="T2">double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" style:font-size-asian="12pt" style:language-asian="es" style:country-asian="ES" style:font-name-complex="Albany AMT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30T12:47:22</meta:creation-date>
    <dc:date>2007-06-05T19:06:47</dc:date>
    <dc:language>es-ES</dc:language>
    <meta:editing-cycles>6</meta:editing-cycles>
    <meta:editing-duration>PT20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21" meta:character-count="840"/>
  </office:meta>
</office:document-meta>
</file>